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Sans" svg:font-family="'DejaVu Sans'"/>
    <style:font-face style:name="DejaVu Serif" svg:font-family="'DejaVu Serif'"/>
    <style:font-face style:name="Lucidasans1" svg:font-family="Lucidasans"/>
    <style:font-face style:name="AR PL ShanHeiSun Uni" svg:font-family="'AR PL ShanHeiSun Uni'" style:font-family-generic="system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ender"><text:sender-street text:fixed="false">2414 Pleasant Ave.</text:sender-street>, <text:sender-city text:fixed="false">Minneapolis</text:sender-city> <text:sender-state-or-province text:fixed="false">MN</text:sender-state-or-province> <text:sender-postal-code text:fixed="false">55404</text:sender-postal-code><text:line-break/>Email: <text:sender-email text:fixed="false">eupatorium.rugosum@gmail.com</text:sender-email> Tel: <text:sender-phone-private text:fixed="false">+1-651-206-7515</text:sender-phone-private></text:p>
      <text:h text:style-name="Heading_20_1" text:outline-level="1"><text:author-name text:fixed="false">Daniel Church</text:author-n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/>
    <style:font-face style:name="DejaVu Serif" svg:font-family="'DejaVu Serif'"/>
    <style:font-face style:name="Lucidasans1" svg:font-family="Lucidasans"/>
    <style:font-face style:name="AR PL ShanHeiSun Uni" svg:font-family="'AR PL ShanHeiSun Uni'" style:font-family-generic="system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DejaVu Serif" fo:font-size="12pt" fo:language="en" fo:country="US" style:letter-kerning="true" style:font-name-asian="DejaVu Sans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AR PL ShanHeiSun Un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DejaVu Serif"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DejaVu Serif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style:font-name-complex="Lucida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ender" style:family="paragraph" style:parent-style-name="Standard" style:class="extra">
      <style:paragraph-properties fo:margin-top="0in" fo:margin-bottom="0.0417in" text:number-lines="false" text:line-number="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dc:title>Heading</dc:title>
    <dc:subject>Resume</dc:subject>
    <meta:initial-creator>Daniel Church</meta:initial-creator>
    <meta:creation-date>2009-07-12T10:42:25</meta:creation-date>
    <meta:editing-cycles>2</meta:editing-cycles>
    <meta:editing-duration>PT00H00M18S</meta:editing-duration>
    <meta:document-statistic meta:table-count="0" meta:image-count="0" meta:object-count="0" meta:page-count="1" meta:paragraph-count="2" meta:word-count="12" meta:character-count="110"/>
    <dc:date>2009-07-12T10:42:27</dc:date>
    <dc:creator>Daniel Church</dc:creator>
    <meta:user-defined meta:name="Info 1"/>
    <meta:user-defined meta:name="Info 2"/>
    <meta:user-defined meta:name="Info 3"/>
    <meta:user-defined meta:name="Info 4"/>
  </office:meta>
</office:document-meta>
</file>